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1.048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2.228cm"/>
    </style:style>
    <style:style style:name="co20" style:family="table-column">
      <style:table-column-properties fo:break-before="auto" style:column-width="1.468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725cm"/>
    </style:style>
    <style:style style:name="co33" style:family="table-column">
      <style:table-column-properties fo:break-before="auto" style:column-width="3.149cm"/>
    </style:style>
    <style:style style:name="co34" style:family="table-column">
      <style:table-column-properties fo:break-before="auto" style:column-width="2.401cm"/>
    </style:style>
    <style:style style:name="co35" style:family="table-column">
      <style:table-column-properties fo:break-before="auto" style:column-width="2.99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3.281cm"/>
    </style:style>
    <style:style style:name="co38" style:family="table-column">
      <style:table-column-properties fo:break-before="auto" style:column-width="3.44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2.778cm"/>
    </style:style>
    <style:style style:name="co42" style:family="table-column">
      <style:table-column-properties fo:break-before="auto" style:column-width="2.434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3.724cm"/>
    </style:style>
    <style:style style:name="co45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Ben_27_s_20_Team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9" style:family="table" style:master-page-name="PageStyle_5f_Andrew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Graham_27_s_20_Team">
      <style:table-properties table:display="true" style:writing-mode="lr-tb"/>
    </style:style>
    <style:style style:name="ta14" style:family="table" style:master-page-name="PageStyle_5f_Sam_27_s_20_Team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7" table:default-cell-style-name="Default"/>
        <table:table-column table:style-name="co2" table:default-cell-style-name="ce1"/>
        <table:table-column table:style-name="co18" table:default-cell-style-name="ce1"/>
        <table:table-column table:style-name="co13" table:default-cell-style-name="ce26"/>
        <table:table-column table:style-name="co19" table:default-cell-style-name="ce26"/>
        <table:table-column table:style-name="co20" table:default-cell-style-name="Default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table:style-name="ce26" office:value-type="float" office:value="1369000">
            <text:p>1,36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69551000">
            <text:p>69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4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0814000">
            <text:p>70,814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9" table:print="false">
        <office:forms form:automatic-focus="false" form:apply-design-mode="false"/>
        <table:table-column table:style-name="co34" table:default-cell-style-name="Default"/>
        <table:table-column table:style-name="co34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5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table:style-name="ce26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0006000">
            <text:p>60,006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668000">
            <text:p>98,66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8303000">
            <text:p>78,303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252000">
            <text:p>58,252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7709000">
            <text:p>97,70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0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1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9658000">
            <text:p>69,658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1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2" table:default-cell-style-name="ce1"/>
        <table:table-column table:style-name="co43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table:style-name="ce26" office:value-type="float" office:value="3194000">
            <text:p>3,1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7258000">
            <text:p>57,25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328000">
            <text:p>91,32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5" table:print="false">
        <office:forms form:automatic-focus="false" form:apply-design-mode="false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016-01-25</text:date>, <text:time>21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1-25T21:23:05</dc:date>
    <dc:creator>Ben Miller</dc:creator>
    <meta:editing-duration>P149DT4H11M44S</meta:editing-duration>
    <meta:editing-cycles>348</meta:editing-cycles>
    <meta:document-statistic meta:table-count="11" meta:cell-count="2513" meta:object-count="0"/>
    <meta:user-defined meta:name=""/>
  </office:meta>
</office:document-meta>
</file>